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801cm"/>
    </style:style>
    <style:style style:name="co13" style:family="table-column">
      <style:table-column-properties fo:break-before="auto" style:column-width="9.74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2.842cm" fo:break-before="auto" style:use-optimal-row-height="true"/>
    </style:style>
    <style:style style:name="ro13" style:family="table-row">
      <style:table-row-properties style:row-height="1.947cm" fo:break-before="auto" style:use-optimal-row-height="false"/>
    </style:style>
    <style:style style:name="ro14" style:family="table-row">
      <style:table-row-properties style:row-height="0.538cm" fo:break-before="auto" style:use-optimal-row-height="false"/>
    </style:style>
    <style:style style:name="ro15" style:family="table-row">
      <style:table-row-properties style:row-height="1.898cm" fo:break-before="auto" style:use-optimal-row-height="false"/>
    </style:style>
    <style:style style:name="ro16" style:family="table-row">
      <style:table-row-properties style:row-height="0.991cm" fo:break-before="auto" style:use-optimal-row-height="false"/>
    </style:style>
    <style:style style:name="ro17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5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2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3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4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6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ＭＳ Ｐゴシック" style:font-name-complex="Mangal"/>
    </style:style>
    <style:style style:name="T3" style:family="text">
      <style:text-properties style:text-position="super 58%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7-15T16:00:14.35">
            <text:p>2020/7/15 16:00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35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36]);&quot;)&quot;)" office:value-type="string" office:string-value="sn(28.1)">
            <text:p>sn(28.1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30" office:value-type="string">
            <text:p>register</text:p>
          </table:table-cell>
          <table:table-cell table:style-name="ce30" office:value-type="string">
            <text:p>started</text:p>
          </table:table-cell>
          <table:table-cell table:style-name="ce30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0" office:value-type="string">
            <text:p>trailing ==&gt; coding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 office:value-type="date" office:date-value="2020-05-05T10:22:58.79">
            <text:p>20/05/05 10:22</text:p>
          </table:table-cell>
          <table:table-cell table:style-name="ce31" office:value-type="date" office:date-value="2020-05-05T13:45:20.38">
            <text:p>20/05/05 13:4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1" office:value-type="string">
            <text:p>trailing : TP update ==&gt; if Bid &gt; initial TP → new SL will be (orig.SL – X amount)</text:p>
          </table:table-cell>
          <table:table-cell table:style-name="ce26" table:number-columns-repeated="2"/>
          <table:table-cell table:style-name="ce32" office:value-type="date" office:date-value="2020-05-05T14:11:02.34">
            <office:annotation office:display="true" draw:style-name="gr1" draw:text-style-name="P2" svg:width="2.899cm" svg:height="1.139cm" svg:x="24.506cm" svg:y="0.006cm" draw:caption-point-x="-0.61cm" draw:caption-point-y="0.539cm">
              <dc:creator>ik</dc:creator>
              <dc:date>2020-05-27T00:00:00</dc:date>
              <text:p text:style-name="P1"><text:span text:style-name="T1">オレンジ色１０</text:span></text:p>
            </office:annotation>
            <text:p>05.05</text:p>
          </table:table-cell>
          <table:table-cell table:style-name="ce32"/>
          <table:table-cell table:style-name="ce36"/>
          <table:table-cell table:style-name="ce39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 table:visibility="filter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date" office:date-value="2020-05-04T16:27:08.69">
            <text:p>20/05/04 16:27</text:p>
          </table:table-cell>
          <table:table-cell table:style-name="ce27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(int index) : int num_BB_Are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/>
          <table:table-cell table:style-name="ce31" office:value-type="string">
            <text:p>20200415_133912</text:p>
          </table:table-cell>
          <table:table-cell table:style-name="ce25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s(int lenOf_Bars, int num_Start_Index) : int lo_BB_Area_Nums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5_134059</text:p>
          </table:table-cell>
          <table:table-cell table:style-name="ce31"/>
          <table:table-cell table:style-name="ce31" office:value-type="date" office:date-value="2020-04-21T17:34:29.2">
            <text:p>20/04/21 17:34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ticket num</text:p>
            <text:p><text:s/>BB zone nums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4:34:06.4">
            <text:p>20/04/20 14:34</text:p>
          </table:table-cell>
          <table:table-cell table:style-name="ce31"/>
          <table:table-cell table:style-name="ce31" office:value-type="date" office:date-value="2020-05-04T16:26:45.45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==&gt; bar width level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5-03T15:24:02.18">
            <text:p>20/05/03 15:24</text:p>
          </table:table-cell>
          <table:table-cell table:style-name="ce31"/>
          <table:table-cell table:style-name="ce31" office:value-type="date" office:date-value="2020-05-04T16:26:05.69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op_Get_BB_Loc_Nums()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02:56.06">
            <text:p>20/04/20 17:02</text:p>
          </table:table-cell>
          <table:table-cell table:style-name="ce31" office:value-type="string">
            <text:p>-</text:p>
          </table:table-cell>
          <table:table-cell table:style-name="ce31" office:value-type="date" office:date-value="2020-04-20T17:05:21.06">
            <text:p>20/04/20 17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new bar ==&gt; write out BB zone dat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29:30.440001">
            <text:p>20/04/20 17:29</text:p>
          </table:table-cell>
          <table:table-cell table:style-name="ce31" table:number-columns-repeated="2"/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09:34:39.72">
            <text:p>20/04/21 09:34</text:p>
          </table:table-cell>
          <table:table-cell table:style-name="ce31"/>
          <table:table-cell table:style-name="ce31" office:value-type="date" office:date-value="2020-04-21T10:05:12.21">
            <text:p>20/04/21 10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0:04:55.54">
            <text:p>20/04/21 10:04</text:p>
          </table:table-cell>
          <table:table-cell table:style-name="ce31"/>
          <table:table-cell table:style-name="ce31" office:value-type="date" office:date-value="2020-04-21T17:33:45.42">
            <text:p>20/04/21 17:33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20" office:value-type="string">
            <text:p>“bar-data” file ==&gt; add info</text:p>
            <text:p><text:s/>1) pair, period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33:31.62">
            <text:p>20/04/21 17:33</text:p>
          </table:table-cell>
          <table:table-cell table:style-name="ce31"/>
          <table:table-cell table:style-name="ce31" office:value-type="date" office:date-value="2020-04-22T12:21:06.61">
            <text:p>20/04/22 12:21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20" office:value-type="string">
            <text:p>when new bar ==&gt; write out : stats</text:p>
            <text:p><text:s/>1) width of up/down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49:45.57">
            <text:p>20/04/21 17:49</text:p>
          </table:table-cell>
          <table:table-cell table:style-name="ce31"/>
          <table:table-cell table:style-name="ce31" office:value-type="date" office:date-value="2020-04-22T14:58:24.09">
            <text:p>20/04/22 14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 table:visibility="filter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2T14:35:34.17">
            <text:p>20/04/22 14:35</text:p>
          </table:table-cell>
          <table:table-cell table:style-name="ce31"/>
          <table:table-cell table:style-name="ce31" office:value-type="date" office:date-value="2020-04-24T17:58:58.63">
            <text:p>20/04/24 17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slice_Raw_Data_By_Week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44# 10.3.3</text:p>
          </table:table-cell>
          <table:table-cell table:style-name="ce34" office:value-type="date" office:date-value="2020-04-25T16:08:49.7">
            <text:p>04.2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20" office:value-type="string">
            <text:p>ticket-data log file ==&gt; write header lines in “init()”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44# 11.1_7</text:p>
          </table:table-cell>
          <table:table-cell table:style-name="ce31" office:value-type="date" office:date-value="2020-04-28T15:10:55.21">
            <text:p>20/04/28 15:10</text:p>
          </table:table-cell>
          <table:table-cell table:style-name="ce31"/>
          <table:table-cell table:style-name="ce31" table:formula="of:=NOW()" office:value-type="date" office:date-value="2020-07-15T16:00:15.03">
            <text:p>20/07/15 16:00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20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09:27.84">
            <text:p>20/05/02 13:09</text:p>
          </table:table-cell>
          <table:table-cell table:style-name="ce31"/>
          <table:table-cell table:style-name="ce31" office:value-type="date" office:date-value="2020-05-04T16:29:09.74">
            <text:p>20/05/04 16:29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ar_Width_Level_Nums(int index, float lo_Level_Vals) : int num_Level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34:57.48">
            <text:p>20/05/02 13:34</text:p>
          </table:table-cell>
          <table:table-cell table:style-name="ce31"/>
          <table:table-cell table:style-name="ce31" office:value-type="date" office:date-value="2020-05-03T15:07:21.81">
            <text:p>20/05/03 15:07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3T15:15:11.93">
            <text:p>05.0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5T13:44:32.1">
            <text:p>05.0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3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7T17:58:30.68">
            <text:p>05.07</text:p>
          </table:table-cell>
          <table:table-cell table:style-name="ce34" office:value-type="date" office:date-value="2020-05-08T14:51:08.78">
            <text:p>05.08</text:p>
          </table:table-cell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“combined-data”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5-09T12:32:46.48">
            <text:p>05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/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4" office:value-type="string">
            <text:p>“combined-data” ==&gt; process data</text:p>
          </table:table-cell>
          <table:table-cell table:style-name="ce28" office:value-type="string">
            <text:p>sheet</text:p>
          </table:table-cell>
          <table:table-cell table:style-name="ce28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44#10.3.4_4</text:p>
          </table:table-cell>
          <table:table-cell table:style-name="ce34" office:value-type="date" office:date-value="2020-05-09T13:33:14.99">
            <text:p>05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1">
            <text:p>2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BB.loc-X を、X=1から順に、ソートする</text:p>
            <text:p>==&gt; log_JVE_44_10_3_4.[session-3].ods</text:p>
          </table:table-cell>
          <table:table-cell table:style-name="ce28"/>
          <table:table-cell table:style-name="ce28" office:value-type="string">
            <text:p>10.3.4_6</text:p>
          </table:table-cell>
          <table:table-cell table:style-name="ce34" office:value-type="date" office:date-value="2020-05-13T16:43:37.15">
            <text:p>05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2">
            <text:p>22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desktop-pcで作ったEAファイル　=&gt;　note-pcへ入れる</text:p>
          </table:table-cell>
          <table:table-cell table:style-name="ce28" table:number-columns-repeated="2"/>
          <table:table-cell table:style-name="ce34" office:value-type="date" office:date-value="2020-05-15T12:56:18.73">
            <text:p>05.1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23">
            <text:p>23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28"/>
          <table:table-cell table:style-name="ce28" office:value-type="string">
            <text:p>44#10.4_7</text:p>
          </table:table-cell>
          <table:table-cell table:style-name="ce34" office:value-type="date" office:date-value="2020-05-16T13:25:09.13">
            <text:p>05.16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4">
            <text:p>24</text:p>
          </table:table-cell>
          <table:table-cell table:style-name="ce19" office:value-type="string">
            <text:p>prog</text:p>
          </table:table-cell>
          <table:table-cell table:style-name="ce20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29" office:value-type="string">
            <text:p>mt4</text:p>
          </table:table-cell>
          <table:table-cell table:style-name="ce29" office:value-type="string">
            <text:p>44#13.24_1</text:p>
          </table:table-cell>
          <table:table-cell table:style-name="ce31" office:value-type="date" office:date-value="2020-05-18T12:32:52.97">
            <text:p>20/05/18 12:32</text:p>
          </table:table-cell>
          <table:table-cell table:style-name="ce31"/>
          <table:table-cell table:style-name="ce31" office:value-type="date" office:date-value="2020-05-18T15:18:27.18">
            <text:p>20/05/18 15:1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25">
            <text:p>25</text:p>
          </table:table-cell>
          <table:table-cell table:style-name="ce18" office:value-type="string">
            <text:p>stats</text:p>
          </table:table-cell>
          <table:table-cell table:style-name="ce23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44#13.24_1</text:p>
          </table:table-cell>
          <table:table-cell table:style-name="ce34" office:value-type="date" office:date-value="2020-05-18T15:20:45.94">
            <text:p>05.18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6">
            <text:p>26</text:p>
          </table:table-cell>
          <table:table-cell table:style-name="ce19" office:value-type="string">
            <text:p>admin</text:p>
          </table:table-cell>
          <table:table-cell table:style-name="ce20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29" office:value-type="string">
            <text:p>php</text:p>
          </table:table-cell>
          <table:table-cell table:style-name="ce29" office:value-type="string">
            <text:p>44#13.26</text:p>
          </table:table-cell>
          <table:table-cell table:style-name="ce31" office:value-type="date" office:date-value="2020-05-19T18:53:20.700001">
            <text:p>20/05/19 18:53</text:p>
          </table:table-cell>
          <table:table-cell table:style-name="ce31"/>
          <table:table-cell table:style-name="ce31" office:value-type="date" office:date-value="2020-05-20T13:50:07.23">
            <text:p>20/05/20 13:50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6">
            <text:p>2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で作ったstatement file 他　=&gt;　desktop へ入れる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2:19.46">
            <text:p>05.20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7">
            <text:p>27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(mfi, rsi included) ==&gt; observe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3:30.2">
            <text:p>05.20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office:value-type="string">
            <text:p>#</text:p>
          </table:table-cell>
          <table:table-cell table:style-name="ce16" office:value-type="float" office:value="28">
            <text:p>28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1T14:41:22.15">
            <text:p>05.21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8.1">
            <text:p>28.1</text:p>
          </table:table-cell>
          <table:table-cell table:style-name="ce18" office:value-type="string">
            <text:p>func</text:p>
          </table:table-cell>
          <table:table-cell table:style-name="ce23" office:value-type="string">
            <text:p>get_ListOf_BarDatas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2T11:37:26.15">
            <text:p>05.22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office:value-type="string">
            <text:p>#</text:p>
          </table:table-cell>
          <table:table-cell table:style-name="ce16" office:value-type="string">
            <text:p>13a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4T16:49:29.16">
            <text:p>05.24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3">
          <table:table-cell office:value-type="string">
            <text:p>#</text:p>
          </table:table-cell>
          <table:table-cell table:style-name="ce16" office:value-type="string">
            <text:p>13b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slice_Raw_Data (//_20200522_115734:head FxAdminController)</text:p>
            <text:p><text:s/>==&gt; use url parameters</text:p>
            <text:p><text:s/>1. source csv file nam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6T18:43:31.66">
            <text:p>05.26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9">
            <text:p>29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V2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6" office:value-type="float" office:value="29.1">
            <text:p>29.1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9.2">
            <text:p>29.2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  <text:p><text:s text:c="2"/>get : list of bardatas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9T18:53:54.1">
            <text:p>05.2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5">
          <table:table-cell office:value-type="string">
            <text:p>#</text:p>
          </table:table-cell>
          <table:table-cell table:style-name="ce16" office:value-type="float" office:value="30">
            <text:p>3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for-loop ended with ==&gt; j3-3 : Y : 1</text:p>
            <text:p><text:span text:style-name="T2">for-loop ended with ==&gt; j3-1 : 2 : Y : 1</text:span></text:p>
            <text:p><text:span text:style-name="T2"/></text:p>
            <text:p><text:span text:style-name="T2"><text:s text:c="3"/></text:span><text:span text:style-name="T2">===&gt; post for-loop coding</text:span>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09T14:51:57.93">
            <text:p>07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6">
          <table:table-cell office:value-type="string">
            <text:p>#</text:p>
          </table:table-cell>
          <table:table-cell table:style-name="ce16" office:value-type="float" office:value="31">
            <text:p>3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log file (dat file)</text:p>
            <text:p><text:s/>loc in BB ==&gt; 5 prev ones before the starting bar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3:36:45.39">
            <text:p>07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32">
            <text:p>3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ester_1__V2 ==&gt; この tester を動かして、</text:p>
            <text:p><text:s/>SL, TP の設定（$sumOf_Plus, $sumOf_Minus ==&gt; 最大に近くなる値の組み合わせ）　=&gt;　他の期間も、データを使って、導出しよう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3:36:45.39">
            <text:p>07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33">
            <text:p>33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ISSUE ==&gt; first loop in for-loop → SL bars ~~&gt; not appended to list of $pos</text:p>
            <text:p><text:s/>==&gt; append to $pos list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4:05:25.88">
            <text:p>07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4">
            <text:p>34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list-of-pos.dat” file ==&gt; new column</text:p>
            <text:p><text:s/>==&gt; according to SL,TP → show gain/los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4T16:03:58.8">
            <text:p>07.14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5">
            <text:p>35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step : 2 : j2 : choice-1 : j3-2 : 1”</text:p>
            <text:p><text:s/>==&gt; 1<text:span text:style-name="T3">st</text:span> bar, TP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5T16:00:05.78">
            <text:p>07.1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7-15T16:00:12.49">
            <text:p>2020/7/15 16:00</text:p>
          </table:table-cell>
          <table:table-cell table:formula="of:=NOW()" office:value-type="date" office:date-value="2020-07-15T16:00:12.49">
            <text:p>2020/7/15 16:00</text:p>
          </table:table-cell>
          <table:table-cell table:formula="of:=NOW()" office:value-type="date" office:date-value="2020-07-15T16:00:12.49">
            <text:p>2020/7/15 16:00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3" office:value-type="string">
            <text:p>BB.loc-1がBB.2の場合、profit が マイナスのもの、76 % ==&gt; この場合の、BB.loc-2 の場所は、どこだろう？</text:p>
          </table:table-cell>
          <table:table-cell table:style-name="ce28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7">
          <table:table-cell table:style-name="ce16" office:value-type="float" office:value="2">
            <text:p>2</text:p>
          </table:table-cell>
          <table:table-cell table:style-name="ce23" office:value-type="string">
            <text:p>BB-loc.-1 ~ -3 が 2-2-2 のもの：プラス、マイナス。それぞれ、チャートは、どんな軌跡を描いているか？</text:p>
          </table:table-cell>
          <table:table-cell table:style-name="ce28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7-15T16:00:14.35">
            <text:p>2020/7/15 16:00</text:p>
          </table:table-cell>
          <table:table-cell table:formula="of:=NOW()" office:value-type="date" office:date-value="2020-07-15T16:00:14.35">
            <text:p>2020/7/15 16:00</text:p>
          </table:table-cell>
          <table:table-cell table:formula="of:=NOW()" office:value-type="date" office:date-value="2020-07-15T16:00:14.35">
            <text:p>2020/7/15 16:00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3_testers" table:style-name="ta1" table:print="false"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number-columns-repeated="3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40" office:value-type="string">
            <text:p>register</text:p>
          </table:table-cell>
          <table:table-cell table:style-name="ce40" office:value-type="string">
            <text:p>started</text:p>
          </table:table-cell>
          <table:table-cell table:style-name="ce40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23" office:value-type="string">
            <text:p>fx_tester_T_1()</text:p>
          </table:table-cell>
          <table:table-cell table:style-name="ce23" office:value-type="string">
            <text:p>detect pattern ==&gt; all</text:p>
          </table:table-cell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23" office:value-type="string">
            <text:p>fx_tester_T_1__V2()</text:p>
          </table:table-cell>
          <table:table-cell table:style-name="ce23" office:value-type="string">
            <text:p>detect pattern ==&gt; all</text:p>
          </table:table-cell>
          <table:table-cell table:style-name="ce28"/>
          <table:table-cell table:style-name="ce41" office:value-type="date" office:date-value="2020-05-27T10:05:50.37">
            <text:p>05.27</text:p>
          </table:table-cell>
          <table:table-cell table:style-name="ce41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9" table:formula="of:=NOW()" office:value-type="date" office:date-value="2020-07-15T16:00:14.35">
            <text:p>2020/7/15 16:00</text:p>
          </table:table-cell>
          <table:table-cell table:style-name="ce9" table:formula="of:=NOW()" office:value-type="date" office:date-value="2020-07-15T16:00:14.35">
            <text:p>2020/7/15 16:00</text:p>
          </table:table-cell>
          <table:table-cell table:style-name="ce9" table:formula="of:=NOW()" office:value-type="date" office:date-value="2020-07-15T16:00:14.35">
            <text:p>2020/7/15 16:00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ree-space" table:style-name="ta1" table:print="false">
        <table:table-column table:style-name="co1" table:number-columns-repeated="1024" table:default-cell-style-name="ce2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RSI</text:p>
          </table:table-cell>
          <table:table-cell office:value-type="string">
            <text:p>MFI</text:p>
          </table:table-cell>
          <table:table-cell office:value-type="string">
            <text:p>Force</text:p>
          </table:table-cell>
          <table:table-cell office:value-type="string">
            <text:p>BB.2s</text:p>
          </table:table-cell>
          <table:table-cell office:value-type="string">
            <text:p>BB.1s</text:p>
          </table:table-cell>
          <table:table-cell office:value-type="string">
            <text:p>BB.main</text:p>
          </table:table-cell>
          <table:table-cell office:value-type="string">
            <text:p>BB.-1s</text:p>
          </table:table-cell>
          <table:table-cell office:value-type="string">
            <text:p>BB.-2s</text:p>
          </table:table-cell>
          <table:table-cell office:value-type="string">
            <text:p>Diff</text:p>
          </table:table-cell>
          <table:table-cell office:value-type="string">
            <text:p>High/Low</text:p>
          </table:table-cell>
          <table:table-cell office:value-type="string">
            <text:p>datetime</text:p>
          </table:table-cell>
          <table:table-cell table:number-columns-repeated="2"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.642">
            <text:p>70.642</text:p>
          </table:table-cell>
          <table:table-cell office:value-type="float" office:value="70.643">
            <text:p>70.643</text:p>
          </table:table-cell>
          <table:table-cell table:number-columns-repeated="2" office:value-type="float" office:value="70.635">
            <text:p>70.635</text:p>
          </table:table-cell>
          <table:table-cell office:value-type="float" office:value="49.42356">
            <text:p>49.42356</text:p>
          </table:table-cell>
          <table:table-cell office:value-type="float" office:value="36.81616">
            <text:p>36.81616</text:p>
          </table:table-cell>
          <table:table-cell office:value-type="float" office:value="-0.0114">
            <text:p>-0.0114</text:p>
          </table:table-cell>
          <table:table-cell office:value-type="float" office:value="70.696">
            <text:p>70.696</text:p>
          </table:table-cell>
          <table:table-cell office:value-type="float" office:value="70.663">
            <text:p>70.663</text:p>
          </table:table-cell>
          <table:table-cell office:value-type="float" office:value="70.631">
            <text:p>70.631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42">
            <text:p>70.642</text:p>
          </table:table-cell>
          <table:table-cell office:value-type="float" office:value="70.635">
            <text:p>70.635</text:p>
          </table:table-cell>
          <table:table-cell office:value-type="string">
            <text:p>2020.05.21 09:35</text:p>
          </table:table-cell>
          <table:table-cell office:value-type="string">
            <text:p>2020.05.21 16:3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0.596">
            <text:p>70.596</text:p>
          </table:table-cell>
          <table:table-cell office:value-type="float" office:value="70.657">
            <text:p>70.657</text:p>
          </table:table-cell>
          <table:table-cell office:value-type="float" office:value="70.591">
            <text:p>70.591</text:p>
          </table:table-cell>
          <table:table-cell office:value-type="float" office:value="70.642">
            <text:p>70.642</text:p>
          </table:table-cell>
          <table:table-cell office:value-type="float" office:value="50.18665">
            <text:p>50.18665</text:p>
          </table:table-cell>
          <table:table-cell office:value-type="float" office:value="38.55174">
            <text:p>38.55174</text:p>
          </table:table-cell>
          <table:table-cell office:value-type="float" office:value="0.01355">
            <text:p>0.01355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596">
            <text:p>70.596</text:p>
          </table:table-cell>
          <table:table-cell office:value-type="float" office:value="70.591">
            <text:p>70.591</text:p>
          </table:table-cell>
          <table:table-cell office:value-type="string">
            <text:p>2020.05.21 09:30</text:p>
          </table:table-cell>
          <table:table-cell office:value-type="string">
            <text:p>2020.05.21 16:3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.624">
            <text:p>70.624</text:p>
          </table:table-cell>
          <table:table-cell office:value-type="float" office:value="70.628">
            <text:p>70.628</text:p>
          </table:table-cell>
          <table:table-cell office:value-type="float" office:value="70.572">
            <text:p>70.572</text:p>
          </table:table-cell>
          <table:table-cell office:value-type="float" office:value="70.595">
            <text:p>70.595</text:p>
          </table:table-cell>
          <table:table-cell office:value-type="float" office:value="44.74489">
            <text:p>44.74489</text:p>
          </table:table-cell>
          <table:table-cell office:value-type="float" office:value="33.41308">
            <text:p>33.41308</text:p>
          </table:table-cell>
          <table:table-cell office:value-type="float" office:value="-1.1712">
            <text:p>-1.1712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24">
            <text:p>70.624</text:p>
          </table:table-cell>
          <table:table-cell office:value-type="float" office:value="70.572">
            <text:p>70.572</text:p>
          </table:table-cell>
          <table:table-cell office:value-type="string">
            <text:p>2020.05.21 09:25</text:p>
          </table:table-cell>
          <table:table-cell office:value-type="string">
            <text:p>2020.05.21 16:2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0.674">
            <text:p>70.674</text:p>
          </table:table-cell>
          <table:table-cell office:value-type="float" office:value="70.68">
            <text:p>70.68</text:p>
          </table:table-cell>
          <table:table-cell office:value-type="float" office:value="70.618">
            <text:p>70.618</text:p>
          </table:table-cell>
          <table:table-cell office:value-type="float" office:value="70.624">
            <text:p>70.624</text:p>
          </table:table-cell>
          <table:table-cell office:value-type="float" office:value="47.80616">
            <text:p>47.80616</text:p>
          </table:table-cell>
          <table:table-cell office:value-type="float" office:value="35.44805">
            <text:p>35.44805</text:p>
          </table:table-cell>
          <table:table-cell office:value-type="float" office:value="-0.2997">
            <text:p>-0.2997</text:p>
          </table:table-cell>
          <table:table-cell office:value-type="float" office:value="70.699">
            <text:p>70.699</text:p>
          </table:table-cell>
          <table:table-cell office:value-type="float" office:value="70.667">
            <text:p>70.667</text:p>
          </table:table-cell>
          <table:table-cell office:value-type="float" office:value="70.635">
            <text:p>70.635</text:p>
          </table:table-cell>
          <table:table-cell office:value-type="float" office:value="70.603">
            <text:p>70.603</text:p>
          </table:table-cell>
          <table:table-cell office:value-type="float" office:value="70.571">
            <text:p>70.571</text:p>
          </table:table-cell>
          <table:table-cell office:value-type="float" office:value="70.674">
            <text:p>70.674</text:p>
          </table:table-cell>
          <table:table-cell office:value-type="float" office:value="70.618">
            <text:p>70.618</text:p>
          </table:table-cell>
          <table:table-cell office:value-type="string">
            <text:p>2020.05.21 09:20</text:p>
          </table:table-cell>
          <table:table-cell office:value-type="string">
            <text:p>2020.05.21 16:2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0.702">
            <text:p>70.702</text:p>
          </table:table-cell>
          <table:table-cell office:value-type="float" office:value="70.708">
            <text:p>70.708</text:p>
          </table:table-cell>
          <table:table-cell office:value-type="float" office:value="70.657">
            <text:p>70.657</text:p>
          </table:table-cell>
          <table:table-cell office:value-type="float" office:value="70.673">
            <text:p>70.673</text:p>
          </table:table-cell>
          <table:table-cell office:value-type="float" office:value="53.70391">
            <text:p>53.70391</text:p>
          </table:table-cell>
          <table:table-cell office:value-type="float" office:value="40.78883">
            <text:p>40.78883</text:p>
          </table:table-cell>
          <table:table-cell office:value-type="float" office:value="0.216">
            <text:p>0.216</text:p>
          </table:table-cell>
          <table:table-cell office:value-type="float" office:value="70.701">
            <text:p>70.701</text:p>
          </table:table-cell>
          <table:table-cell office:value-type="float" office:value="70.668">
            <text:p>70.668</text:p>
          </table:table-cell>
          <table:table-cell office:value-type="float" office:value="70.636">
            <text:p>70.636</text:p>
          </table:table-cell>
          <table:table-cell office:value-type="float" office:value="70.604">
            <text:p>70.604</text:p>
          </table:table-cell>
          <table:table-cell office:value-type="float" office:value="70.572">
            <text:p>70.572</text:p>
          </table:table-cell>
          <table:table-cell office:value-type="float" office:value="70.702">
            <text:p>70.702</text:p>
          </table:table-cell>
          <table:table-cell office:value-type="float" office:value="70.657">
            <text:p>70.657</text:p>
          </table:table-cell>
          <table:table-cell office:value-type="string">
            <text:p>2020.05.21 09:15</text:p>
          </table:table-cell>
          <table:table-cell office:value-type="string">
            <text:p>2020.05.21 16:1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 table:number-rows-repeated="5">
          <table:table-cell table:number-columns-repeated="18"/>
          <table:table-cell table:style-name="ce37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5" table:default-cell-style-name="ce2"/>
        <table:table-column table:style-name="co1" table:number-columns-repeated="1023" table:default-cell-style-name="ce2"/>
        <table:table-row table:style-name="ro2">
          <table:table-cell table:style-name="ce37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37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3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37" office:value-type="float" office:value="0.005">
            <text:p>0.005</text:p>
          </table:table-cell>
          <table:table-cell table:style-name="ce42" table:formula="of:=[.D2]" office:value-type="percentage" office:value="0.28">
            <text:p>28.00%</text:p>
          </table:table-cell>
          <table:table-cell table:style-name="ce37" office:value-type="float" office:value="28">
            <text:p>28</text:p>
          </table:table-cell>
          <table:table-cell table:style-name="ce42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37" office:value-type="float" office:value="0.01">
            <text:p>0.01</text:p>
          </table:table-cell>
          <table:table-cell table:style-name="ce42" table:formula="of:=[.D3]" office:value-type="percentage" office:value="0.22">
            <text:p>22.00%</text:p>
          </table:table-cell>
          <table:table-cell table:style-name="ce37" office:value-type="float" office:value="22">
            <text:p>22</text:p>
          </table:table-cell>
          <table:table-cell table:style-name="ce42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15">
            <text:p>0.015</text:p>
          </table:table-cell>
          <table:table-cell table:style-name="ce42" table:formula="of:=[.D4]" office:value-type="percentage" office:value="0.2">
            <text:p>20.00%</text:p>
          </table:table-cell>
          <table:table-cell table:style-name="ce37" office:value-type="float" office:value="20">
            <text:p>20</text:p>
          </table:table-cell>
          <table:table-cell table:style-name="ce42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2">
            <text:p>0.02</text:p>
          </table:table-cell>
          <table:table-cell table:style-name="ce42" table:formula="of:=[.D5]" office:value-type="percentage" office:value="0.13">
            <text:p>13.00%</text:p>
          </table:table-cell>
          <table:table-cell table:style-name="ce37" office:value-type="float" office:value="13">
            <text:p>13</text:p>
          </table:table-cell>
          <table:table-cell table:style-name="ce42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37" office:value-type="float" office:value="0.03">
            <text:p>0.03</text:p>
          </table:table-cell>
          <table:table-cell table:style-name="ce42" table:formula="of:=[.D6]" office:value-type="percentage" office:value="0.11">
            <text:p>11.00%</text:p>
          </table:table-cell>
          <table:table-cell table:style-name="ce37" office:value-type="float" office:value="11">
            <text:p>11</text:p>
          </table:table-cell>
          <table:table-cell table:style-name="ce42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37" office:value-type="float" office:value="0.04">
            <text:p>0.04</text:p>
          </table:table-cell>
          <table:table-cell table:style-name="ce42" table:formula="of:=[.D7]" office:value-type="percentage" office:value="0.04">
            <text:p>4.00%</text:p>
          </table:table-cell>
          <table:table-cell table:style-name="ce37" office:value-type="float" office:value="4">
            <text:p>4</text:p>
          </table:table-cell>
          <table:table-cell table:style-name="ce42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37" office:value-type="string">
            <text:p>more</text:p>
          </table:table-cell>
          <table:table-cell table:style-name="ce42" table:formula="of:=[.D8]" office:value-type="percentage" office:value="0.02">
            <text:p>2.00%</text:p>
          </table:table-cell>
          <table:table-cell table:style-name="ce37" office:value-type="float" office:value="2">
            <text:p>2</text:p>
          </table:table-cell>
          <table:table-cell table:style-name="ce42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33" table:display-filter-buttons="true">
          <table:filter>
            <table:filter-condition table:field-number="0" table:value="#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99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5">2020/07/15</text:date>, <text:time>16:00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7-15T16:00:14.14</dc:date>
    <dc:creator>iwabuchi ken</dc:creator>
    <meta:editing-duration>P1DT18H2M28S</meta:editing-duration>
    <meta:editing-cycles>101</meta:editing-cycles>
    <meta:generator>OpenOffice/4.1.3$Win32 OpenOffice.org_project/413m1$Build-9783</meta:generator>
    <meta:document-statistic meta:table-count="6" meta:cell-count="6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